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ad6" officeooo:paragraph-rsid="0001cad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com va, tot be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44:19.644772178</meta:creation-date>
    <dc:date>2023-04-28T15:45:24.551729126</dc:date>
    <meta:editing-duration>PT1M5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  <meta:generator>LibreOffice/7.3.6.2$Linux_X86_64 LibreOffice_project/30$Build-2</meta:generator>
  </office:meta>
</office:document-meta>
</file>